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ato Sans Disp" svg:font-family="'Nato Sans Disp'" style:font-family-generic="swiss"/>
    <style:font-face style:name="Noto Sans Devanagari1" svg:font-family="'Noto Sans Devanagari'" style:font-family-generic="swiss"/>
    <style:font-face style:name="Noto Sans Disp2" svg:font-family="'Noto Sans Disp'" style:font-family-generic="swiss"/>
    <style:font-face style:name="Monospace" svg:font-family="Monospace" style:font-pitch="fixed"/>
    <style:font-face style:name="monospace" svg:font-family="monospace" style:font-pitch="fixed"/>
    <style:font-face style:name="Noto Sans Disp" svg:font-family="'Noto Sans Disp'" style:font-family-generic="roman" style:font-pitch="variable"/>
    <style:font-face style:name="Noto Sans Disp1" svg:font-family="'Noto Sans Disp'" style:font-family-generic="swiss" style:font-pitch="variable"/>
    <style:font-face style:name="Noto Sans Devanagari" svg:font-family="'Noto Sans Devanagari'" style:font-family-generic="system" style:font-pitch="variable"/>
    <style:font-face style:name="Noto Sans Disp3" svg:font-family="'Noto Sans Disp'" style:font-family-generic="system" style:font-pitch="variable"/>
  </office:font-face-decls>
  <office:automatic-styles>
    <style:style style:name="Wyniki" style:family="table">
      <style:table-properties style:width="17.806cm" fo:margin-left="0.011cm" table:align="left"/>
    </style:style>
    <style:style style:name="Wyniki.A" style:family="table-column">
      <style:table-column-properties style:column-width="2.011cm"/>
    </style:style>
    <style:style style:name="Wyniki.B" style:family="table-column">
      <style:table-column-properties style:column-width="6.694cm"/>
    </style:style>
    <style:style style:name="Wyniki.C" style:family="table-column">
      <style:table-column-properties style:column-width="7.408cm"/>
    </style:style>
    <style:style style:name="Wyniki.D" style:family="table-column">
      <style:table-column-properties style:column-width="0.794cm"/>
    </style:style>
    <style:style style:name="Wyniki.E" style:family="table-column">
      <style:table-column-properties style:column-width="0.9cm"/>
    </style:style>
    <style:style style:name="Wyniki.A1" style:family="table-cell">
      <style:table-cell-properties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Wyniki.E1" style:family="table-cell">
      <style:table-cell-properties fo:background-color="#666666" fo:padding="0.097cm" fo:border="0.05pt solid #000000">
        <style:background-image/>
      </style:table-cell-properties>
    </style:style>
    <style:style style:name="Wyniki.A2" style:family="table-cell">
      <style:table-cell-properties fo:padding="0.097cm" fo:border-left="0.05pt solid #000000" fo:border-right="none" fo:border-top="none" fo:border-bottom="0.05pt solid #000000"/>
    </style:style>
    <style:style style:name="Wyniki.B2" style:family="table-cell">
      <style:table-cell-properties fo:padding="0.097cm" fo:border-left="0.05pt solid #000000" fo:border-right="none" fo:border-top="none" fo:border-bottom="0.05pt solid #000000"/>
    </style:style>
    <style:style style:name="Wyniki.C2" style:family="table-cell">
      <style:table-cell-properties fo:padding="0.097cm" fo:border-left="0.05pt solid #000000" fo:border-right="none" fo:border-top="none" fo:border-bottom="0.05pt solid #000000"/>
    </style:style>
    <style:style style:name="Wyniki.D2" style:family="table-cell">
      <style:table-cell-properties fo:padding="0.097cm" fo:border-left="0.05pt solid #000000" fo:border-right="none" fo:border-top="none" fo:border-bottom="0.05pt solid #000000"/>
    </style:style>
    <style:style style:name="Wyniki.E2" style:family="table-cell">
      <style:table-cell-properties fo:padding="0.097cm" fo:border-left="0.05pt solid #000000" fo:border-right="0.05pt solid #000000" fo:border-top="none" fo:border-bottom="0.05pt solid #000000"/>
    </style:style>
    <style:style style:name="Wyniki.A3" style:family="table-cell">
      <style:table-cell-properties fo:padding="0.097cm" fo:border-left="0.05pt solid #000000" fo:border-right="none" fo:border-top="none" fo:border-bottom="0.05pt solid #000000"/>
    </style:style>
    <style:style style:name="Wyniki.B3" style:family="table-cell">
      <style:table-cell-properties fo:padding="0.097cm" fo:border-left="0.05pt solid #000000" fo:border-right="none" fo:border-top="none" fo:border-bottom="0.05pt solid #000000"/>
    </style:style>
    <style:style style:name="Wyniki.C3" style:family="table-cell">
      <style:table-cell-properties fo:padding="0.097cm" fo:border-left="0.05pt solid #000000" fo:border-right="none" fo:border-top="none" fo:border-bottom="0.05pt solid #000000"/>
    </style:style>
    <style:style style:name="Wyniki.D3" style:family="table-cell">
      <style:table-cell-properties fo:padding="0.097cm" fo:border-left="0.05pt solid #000000" fo:border-right="none" fo:border-top="none" fo:border-bottom="0.05pt solid #000000"/>
    </style:style>
    <style:style style:name="Wyniki.E3" style:family="table-cell">
      <style:table-cell-properties fo:padding="0.097cm" fo:border-left="0.05pt solid #000000" fo:border-right="0.05pt solid #000000" fo:border-top="none" fo:border-bottom="0.05pt solid #000000"/>
    </style:style>
    <style:style style:name="Wyniki.A4" style:family="table-cell">
      <style:table-cell-properties fo:padding="0.097cm" fo:border-left="0.05pt solid #000000" fo:border-right="none" fo:border-top="none" fo:border-bottom="0.05pt solid #000000"/>
    </style:style>
    <style:style style:name="Wyniki.B4" style:family="table-cell">
      <style:table-cell-properties fo:padding="0.097cm" fo:border-left="0.05pt solid #000000" fo:border-right="none" fo:border-top="none" fo:border-bottom="0.05pt solid #000000"/>
    </style:style>
    <style:style style:name="Wyniki.C4" style:family="table-cell">
      <style:table-cell-properties fo:padding="0.097cm" fo:border-left="0.05pt solid #000000" fo:border-right="none" fo:border-top="none" fo:border-bottom="0.05pt solid #000000"/>
    </style:style>
    <style:style style:name="Wyniki.D4" style:family="table-cell">
      <style:table-cell-properties fo:padding="0.097cm" fo:border-left="0.05pt solid #000000" fo:border-right="none" fo:border-top="none" fo:border-bottom="0.05pt solid #000000"/>
    </style:style>
    <style:style style:name="Wyniki.E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rsid="000b2f4e" officeooo:paragraph-rsid="000b2f4e"/>
    </style:style>
    <style:style style:name="P2" style:family="paragraph" style:parent-style-name="Text_20_body">
      <style:paragraph-properties fo:text-align="justify" style:justify-single-word="false"/>
      <style:text-properties officeooo:rsid="000b2f4e" officeooo:paragraph-rsid="000b2f4e"/>
    </style:style>
    <style:style style:name="P3" style:family="paragraph" style:parent-style-name="Text_20_body">
      <style:paragraph-properties fo:text-align="justify" style:justify-single-word="false"/>
      <style:text-properties officeooo:paragraph-rsid="000b2f4e"/>
    </style:style>
    <style:style style:name="P4" style:family="paragraph" style:parent-style-name="Text_20_body">
      <style:paragraph-properties fo:text-align="justify" style:justify-single-word="false"/>
      <style:text-properties officeooo:rsid="000f8859" officeooo:paragraph-rsid="000f8859"/>
    </style:style>
    <style:style style:name="P5" style:family="paragraph" style:parent-style-name="Table_20_Contents">
      <style:paragraph-properties fo:text-align="justify" style:justify-single-word="false"/>
      <style:text-properties officeooo:rsid="000b2f4e" officeooo:paragraph-rsid="000b2f4e"/>
    </style:style>
    <style:style style:name="P6" style:family="paragraph" style:parent-style-name="Table_20_Contents">
      <style:paragraph-properties fo:text-align="justify" style:justify-single-word="false"/>
      <style:text-properties fo:color="#000000" style:font-name="Monospace" fo:font-size="10pt" fo:background-color="#ffffff" style:font-size-asian="10pt" style:font-size-complex="10pt"/>
    </style:style>
    <style:style style:name="P7" style:family="paragraph" style:parent-style-name="Table_20_Contents">
      <style:paragraph-properties fo:text-align="justify" style:justify-single-word="false"/>
      <style:text-properties fo:color="#000000" style:font-name="Monospace" fo:font-size="10pt" style:font-size-asian="10pt" style:font-size-complex="10pt"/>
    </style:style>
    <style:style style:name="P8" style:family="paragraph" style:parent-style-name="Heading_20_1">
      <style:paragraph-properties fo:text-align="justify" style:justify-single-word="false"/>
      <style:text-properties officeooo:rsid="000b2f4e" officeooo:paragraph-rsid="000b2f4e"/>
    </style:style>
    <style:style style:name="P9" style:family="paragraph" style:parent-style-name="Heading_20_3">
      <style:paragraph-properties fo:text-align="justify" style:justify-single-word="false"/>
      <style:text-properties officeooo:rsid="000b2f4e" officeooo:paragraph-rsid="000b2f4e"/>
    </style:style>
    <style:style style:name="P10" style:family="paragraph" style:parent-style-name="Heading_20_3">
      <style:paragraph-properties fo:text-align="justify" style:justify-single-word="false"/>
      <style:text-properties officeooo:rsid="000f8859" officeooo:paragraph-rsid="000f8859"/>
    </style:style>
    <style:style style:name="T1" style:family="text">
      <style:text-properties style:font-name="monospace"/>
    </style:style>
    <style:style style:name="T2" style:family="text">
      <style:text-properties officeooo:rsid="000e56fc"/>
    </style:style>
    <style:style style:name="T3" style:family="text">
      <style:text-properties style:font-name="Nato Sans Disp"/>
    </style:style>
    <style:style style:name="T4" style:family="text">
      <style:text-properties style:font-name="Noto Sans Disp2"/>
    </style:style>
    <style:style style:name="T5" style:family="text">
      <style:text-properties style:font-name="Noto Sans Disp2" officeooo:rsid="000f8859"/>
    </style:style>
    <style:style style:name="T6" style:family="text">
      <style:text-properties style:font-name="Noto Sans Disp2" officeooo:rsid="0010dd6a"/>
    </style:style>
    <style:style style:name="T7" style:family="text">
      <style:text-properties style:font-name="Monospace"/>
    </style:style>
    <style:style style:name="T8" style:family="text">
      <style:text-properties style:font-name="Monospace" officeooo:rsid="0010dd6a"/>
    </style:style>
    <style:style style:name="T9" style:family="text">
      <style:text-properties fo:background-color="#ffffff" loext:char-shading-value="0"/>
    </style:style>
    <style:style style:name="T10" style:family="text">
      <style:text-properties officeooo:rsid="0011f50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Zadanie 4</text:h>
      <text:h text:style-name="P9" text:outline-level="3">4.1 Opis problemu:</text:h>
      <text:p text:style-name="P2">Zastosować wcześniej zaprogramowane metody w celu obliczenia pierwiastka równania <draw:frame draw:style-name="fr1" draw:name="Obiekt1" text:anchor-type="as-char" svg:y="-0.757cm" svg:width="3.983cm" svg:height="1.242cm" draw:z-index="0"><draw:object xlink:href="./Object 1" xlink:type="simple" xlink:show="embed" xlink:actuate="onLoad"/><draw:image xlink:href="./ObjectReplacements/Object 1" xlink:type="simple" xlink:show="embed" xlink:actuate="onLoad"/></draw:frame>. Dla metody bisekcji zastosować przedział początkowy <draw:frame draw:style-name="fr1" draw:name="Obiekt2" text:anchor-type="as-char" svg:y="-0.452cm" svg:width="1.432cm" svg:height="0.575cm" draw:z-index="1"><draw:object xlink:href="./Object 2" xlink:type="simple" xlink:show="embed" xlink:actuate="onLoad"/><draw:image xlink:href="./ObjectReplacements/Object 2" xlink:type="simple" xlink:show="embed" xlink:actuate="onLoad"/></draw:frame>, oraz precyzję <draw:frame draw:style-name="fr1" draw:name="Obiekt3" text:anchor-type="as-char" svg:y="-0.727cm" svg:width="2.334cm" svg:height="1.212cm" draw:z-index="2"><draw:object xlink:href="./Object 3" xlink:type="simple" xlink:show="embed" xlink:actuate="onLoad"/><draw:image xlink:href="./ObjectReplacements/Object 3" xlink:type="simple" xlink:show="embed" xlink:actuate="onLoad"/></draw:frame><draw:frame draw:style-name="fr1" draw:name="Obiekt4" text:anchor-type="as-char" svg:y="-0.727cm" svg:width="2.318cm" svg:height="1.212cm" draw:z-index="3"><draw:object xlink:href="./Object 4" xlink:type="simple" xlink:show="embed" xlink:actuate="onLoad"/><draw:image xlink:href="./ObjectReplacements/Object 4" xlink:type="simple" xlink:show="embed" xlink:actuate="onLoad"/></draw:frame>. <text:s/>Dla metody Newtona przybliżenie początkowe <draw:frame draw:style-name="fr1" draw:name="Obiekt5" text:anchor-type="as-char" svg:y="-0.452cm" svg:width="1.52cm" svg:height="0.67cm" draw:z-index="4"><draw:object xlink:href="./Object 5" xlink:type="simple" xlink:show="embed" xlink:actuate="onLoad"/><draw:image xlink:href="./ObjectReplacements/Object 5" xlink:type="simple" xlink:show="embed" xlink:actuate="onLoad"/></draw:frame><text:s/>i taką samą precyzję. Dla metody siecznych przybliżenie początkowe <draw:frame draw:style-name="fr1" draw:name="Obiekt6" text:anchor-type="as-char" svg:y="-0.452cm" svg:width="2.401cm" svg:height="0.67cm" draw:z-index="5"><draw:object xlink:href="./Object 6" xlink:type="simple" xlink:show="embed" xlink:actuate="onLoad"/><draw:image xlink:href="./ObjectReplacements/Object 6" xlink:type="simple" xlink:show="embed" xlink:actuate="onLoad"/></draw:frame>oraz ponowni<text:span text:style-name="T2">e</text:span> taką samą precyzję.</text:p>
      <text:h text:style-name="P9" text:outline-level="3">4.2 Rozwiązanie:</text:h>
      <text:p text:style-name="P2">Odpowiednie wywołanie metod, które znajduje się w pliku <text:span text:style-name="T1">zad4.</text:span><text:span text:style-name="T3">jl. </text:span><text:span text:style-name="T5">Dodatkowo potrzebne jest obliczenie pochodnej funkcji f(x), która wynosi </text:span><text:span text:style-name="T5"><draw:frame draw:style-name="fr1" draw:name="Obiekt7" text:anchor-type="as-char" svg:y="-0.644cm" svg:width="3.912cm" svg:height="1.046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5">.</text:span></text:p>
      <text:h text:style-name="P9" text:outline-level="3">4.3 Wyniki:</text:h>
      <table:table table:name="Wyniki" table:style-name="Wyniki">
        <table:table-column table:style-name="Wyniki.A"/>
        <table:table-column table:style-name="Wyniki.B"/>
        <table:table-column table:style-name="Wyniki.C"/>
        <table:table-column table:style-name="Wyniki.D"/>
        <table:table-column table:style-name="Wyniki.E"/>
        <table:table-row>
          <table:table-cell table:style-name="Wyniki.A1" office:value-type="string">
            <text:p text:style-name="P5">metoda</text:p>
          </table:table-cell>
          <table:table-cell table:style-name="Wyniki.A1" office:value-type="string">
            <text:p text:style-name="P5">r</text:p>
          </table:table-cell>
          <table:table-cell table:style-name="Wyniki.A1" office:value-type="string">
            <text:p text:style-name="P5">v</text:p>
          </table:table-cell>
          <table:table-cell table:style-name="Wyniki.A1" office:value-type="string">
            <text:p text:style-name="P5">it</text:p>
          </table:table-cell>
          <table:table-cell table:style-name="Wyniki.E1" office:value-type="string">
            <text:p text:style-name="P5">err</text:p>
          </table:table-cell>
        </table:table-row>
        <table:table-row>
          <table:table-cell table:style-name="Wyniki.A3" office:value-type="string">
            <text:p text:style-name="P5">bisekcji</text:p>
          </table:table-cell>
          <table:table-cell table:style-name="Wyniki.B3" office:value-type="string">
            <text:p text:style-name="P6">1.9337539672851562</text:p>
          </table:table-cell>
          <table:table-cell table:style-name="Wyniki.C2" office:value-type="string">
            <text:p text:style-name="P7"><text:span text:style-name="T9">-2.7027680138402843e-7</text:span><text:line-break/></text:p>
          </table:table-cell>
          <table:table-cell table:style-name="Wyniki.D2" office:value-type="string">
            <text:p text:style-name="P7"><text:span text:style-name="T9">16</text:span><text:line-break/></text:p>
          </table:table-cell>
          <table:table-cell table:style-name="Wyniki.E2" office:value-type="string">
            <text:p text:style-name="P7"><text:span text:style-name="T9">0</text:span><text:line-break/></text:p>
          </table:table-cell>
        </table:table-row>
        <table:table-row>
          <table:table-cell table:style-name="Wyniki.A3" office:value-type="string">
            <text:p text:style-name="P5">Newtona</text:p>
          </table:table-cell>
          <table:table-cell table:style-name="Wyniki.B3" office:value-type="string">
            <text:p text:style-name="P7"><text:span text:style-name="T9">1.933753779789742</text:span><text:line-break/></text:p>
          </table:table-cell>
          <table:table-cell table:style-name="Wyniki.C3" office:value-type="string">
            <text:p text:style-name="P7"><text:span text:style-name="T9">-2.2423316314856834e-8</text:span><text:line-break/></text:p>
          </table:table-cell>
          <table:table-cell table:style-name="Wyniki.D3" office:value-type="string">
            <text:p text:style-name="P7"><text:span text:style-name="T9">4</text:span><text:line-break/></text:p>
          </table:table-cell>
          <table:table-cell table:style-name="Wyniki.E3" office:value-type="string">
            <text:p text:style-name="P7"><text:span text:style-name="T9">0</text:span><text:line-break/></text:p>
          </table:table-cell>
        </table:table-row>
        <table:table-row>
          <table:table-cell table:style-name="Wyniki.A4" office:value-type="string">
            <text:p text:style-name="P5">siecznych</text:p>
          </table:table-cell>
          <table:table-cell table:style-name="Wyniki.B4" office:value-type="string">
            <text:p text:style-name="P7"><text:span text:style-name="T9">1.933753644474301</text:span><text:line-break/></text:p>
          </table:table-cell>
          <table:table-cell table:style-name="Wyniki.C4" office:value-type="string">
            <text:p text:style-name="P7"><text:span text:style-name="T9">1.564525129449379e-7</text:span><text:line-break/></text:p>
          </table:table-cell>
          <table:table-cell table:style-name="Wyniki.D4" office:value-type="string">
            <text:p text:style-name="P7"><text:span text:style-name="T9">4</text:span><text:line-break/></text:p>
          </table:table-cell>
          <table:table-cell table:style-name="Wyniki.E4" office:value-type="string">
            <text:p text:style-name="P7"><text:span text:style-name="T9">0</text:span><text:line-break/></text:p>
          </table:table-cell>
        </table:table-row>
      </table:table>
      <text:p text:style-name="P3"/>
      <text:h text:style-name="P10" text:outline-level="3">4.4 Wnioski</text:h>
      <text:p text:style-name="P4">W kolumnie <text:span text:style-name="T7">err</text:span><text:span text:style-name="T4"> </text:span><text:span text:style-name="T6">znajdują się same wartości 0. To znaczy, że podczas obliczeń nie wystąpił żaden błąd a metoda </text:span><text:span text:style-name="T8">Newtona</text:span><text:span text:style-name="T6"> oraz metoda </text:span><text:span text:style-name="T8">siecznych</text:span><text:span text:style-name="T6"> są zbieżne. Jak wiemy funkcja f(x) ma dwa miejsca zerowe</text:span>. <text:span text:style-name="T10">Każda z metod oblicza dokładnie jedno miejsce zerowe. Ponadto możemy dokładnie zauważyć przewagę szybkości metody Newtona i siecznych nad metodą bisekcji. Metoda bisekcji jest zbieżna liniowo natomiast dwie pozostałe kwadratowo. Dlatego </text:span><text:soft-page-break/><text:span text:style-name="T10">też ilość iteracji wykonanych przez metody siecznych oraz stycznych są odpowiednio pierwiastkiem z ilości iteracji wykonanych przez metodę bisekcj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ato Sans Disp" svg:font-family="'Nato Sans Disp'" style:font-family-generic="swiss"/>
    <style:font-face style:name="Noto Sans Devanagari1" svg:font-family="'Noto Sans Devanagari'" style:font-family-generic="swiss"/>
    <style:font-face style:name="Noto Sans Disp2" svg:font-family="'Noto Sans Disp'" style:font-family-generic="swiss"/>
    <style:font-face style:name="Monospace" svg:font-family="Monospace" style:font-pitch="fixed"/>
    <style:font-face style:name="monospace" svg:font-family="monospace" style:font-pitch="fixed"/>
    <style:font-face style:name="Noto Sans Disp" svg:font-family="'Noto Sans Disp'" style:font-family-generic="roman" style:font-pitch="variable"/>
    <style:font-face style:name="Noto Sans Disp1" svg:font-family="'Noto Sans Disp'" style:font-family-generic="swiss" style:font-pitch="variable"/>
    <style:font-face style:name="Noto Sans Devanagari" svg:font-family="'Noto Sans Devanagari'" style:font-family-generic="system" style:font-pitch="variable"/>
    <style:font-face style:name="Noto Sans Disp3" svg:font-family="'Noto Sans Dis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Disp" fo:font-size="12pt" fo:language="pl" fo:country="PL" style:letter-kerning="true" style:font-name-asian="Noto Sans Disp3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Disp" fo:font-size="12pt" fo:language="pl" fo:country="PL" style:letter-kerning="true" style:font-name-asian="Noto Sans Disp3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 Disp1" fo:font-family="'Noto Sans Disp'" style:font-family-generic="swiss" style:font-pitch="variable" fo:font-size="14pt" style:font-name-asian="Noto Sans Disp3" style:font-family-asian="'Noto Sans Disp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b2f4e" officeooo:paragraph-rsid="000b2f4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artosz Banasi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20:37:19.557898142</meta:creation-date>
    <dc:date>2017-11-25T13:19:31.979727256</dc:date>
    <meta:editing-duration>PT31M21S</meta:editing-duration>
    <meta:editing-cycles>9</meta:editing-cycles>
    <meta:generator>LibreOffice/5.4.3.2$Linux_X86_64 LibreOffice_project/40m0$Build-2</meta:generator>
    <meta:document-statistic meta:table-count="1" meta:image-count="0" meta:object-count="7" meta:page-count="2" meta:paragraph-count="29" meta:word-count="174" meta:character-count="1271" meta:non-whitespace-character-count="1113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sin</mi>
      </mrow>
      <mrow>
        <mrow>
          <mo fence="true" stretchy="false">(</mo>
          <mrow>
            <mi>x</mi>
          </mrow>
          <mo fence="true" stretchy="false">)</mo>
        </mrow>
        <mo stretchy="false">−</mo>
        <msup>
          <mrow>
            <mo fence="true" stretchy="false">(</mo>
            <mrow>
              <mrow>
                <mfrac>
                  <mn>1</mn>
                  <mn>2</mn>
                </mfrac>
                <mi>x</mi>
              </mrow>
            </mrow>
            <mo fence="true" stretchy="false">)</mo>
          </mrow>
          <mn>2</mn>
        </msup>
      </mrow>
    </mrow>
    <annotation encoding="StarMath 5.0">f( x ) = sin( x ) - ({ 1 over 2 } x) ^2</annotation>
  </semantics>
</math>
</file>

<file path=Object 2/content.xml><?xml version="1.0" encoding="utf-8"?>
<math xmlns="http://www.w3.org/1998/Math/MathML" display="block">
  <semantics>
    <mrow>
      <mo fence="true" stretchy="false">[</mo>
      <mrow>
        <mrow>
          <mn>1.5,</mn>
          <mn>2</mn>
        </mrow>
      </mrow>
      <mo fence="true" stretchy="false">]</mo>
    </mrow>
    <annotation encoding="StarMath 5.0">[ 1.5, 2 ]</annotation>
  </semantics>
</math>
</file>

<file path=Object 3/content.xml><?xml version="1.0" encoding="utf-8"?>
<math xmlns="http://www.w3.org/1998/Math/MathML" display="block">
  <semantics>
    <mrow>
      <mi>δ</mi>
      <mo stretchy="false">=</mo>
      <mrow>
        <mfrac>
          <mn>1</mn>
          <mn>2</mn>
        </mfrac>
        <mo stretchy="false">∗</mo>
        <msup>
          <mn>10</mn>
          <mrow>
            <mo fence="true" stretchy="false">(</mo>
            <mrow>
              <mrow>
                <mo stretchy="false">−</mo>
                <mn>5</mn>
              </mrow>
            </mrow>
            <mo fence="true" stretchy="false">)</mo>
          </mrow>
        </msup>
      </mrow>
    </mrow>
    <annotation encoding="StarMath 5.0">%delta = 1 over 2 *10^( -5 )</annotation>
  </semantics>
</math>
</file>

<file path=Object 4/content.xml><?xml version="1.0" encoding="utf-8"?>
<math xmlns="http://www.w3.org/1998/Math/MathML" display="block">
  <semantics>
    <mrow>
      <mi>ϵ</mi>
      <mo stretchy="false">=</mo>
      <mrow>
        <mfrac>
          <mn>1</mn>
          <mn>2</mn>
        </mfrac>
        <mo stretchy="false">∗</mo>
        <msup>
          <mn>10</mn>
          <mrow>
            <mo fence="true" stretchy="false">(</mo>
            <mrow>
              <mrow>
                <mo stretchy="false">−</mo>
                <mn>5</mn>
              </mrow>
            </mrow>
            <mo fence="true" stretchy="false">)</mo>
          </mrow>
        </msup>
      </mrow>
    </mrow>
    <annotation encoding="StarMath 5.0">%epsilon = 1 over 2 * 10 ^( -5 )</annotation>
  </semantics>
</math>
</file>

<file path=Object 5/content.xml><?xml version="1.0" encoding="utf-8"?>
<math xmlns="http://www.w3.org/1998/Math/MathML" display="block">
  <semantics>
    <mrow>
      <msub>
        <mi>x</mi>
        <mn>0</mn>
      </msub>
      <mo stretchy="false">=</mo>
      <mn>1.5</mn>
    </mrow>
    <annotation encoding="StarMath 5.0">x_0 = 1.5</annotation>
  </semantics>
</math>
</file>

<file path=Object 6/content.xml><?xml version="1.0" encoding="utf-8"?>
<math xmlns="http://www.w3.org/1998/Math/MathML" display="block">
  <semantics>
    <mrow>
      <mrow>
        <msub>
          <mi>x</mi>
          <mn>0</mn>
        </msub>
        <mo stretchy="false">=</mo>
        <mn>1</mn>
      </mrow>
      <mi>,</mi>
      <mrow>
        <msub>
          <mi>x</mi>
          <mn>1</mn>
        </msub>
        <mo stretchy="false">=</mo>
        <mn>2</mn>
      </mrow>
    </mrow>
    <annotation encoding="StarMath 5.0">x_0 = 1 , x_1 = 2</annotation>
  </semantics>
</math>
</file>

<file path=Object 7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text>cos</mtext>
      </mrow>
      <mrow>
        <mrow>
          <mo fence="true" stretchy="false">(</mo>
          <mrow>
            <mi>x</mi>
          </mrow>
          <mo fence="true" stretchy="false">)</mo>
        </mrow>
        <mo stretchy="false">−</mo>
        <mfrac>
          <mi>x</mi>
          <mn>2</mn>
        </mfrac>
      </mrow>
    </mrow>
    <annotation encoding="StarMath 5.0">f'( x ) = "cos"( x ) - x over 2</annotation>
  </semantics>
</math>
</file>